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3dfe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0e4a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5a9a98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ade0ee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xml:id="id8" draw:id="id8" draw:layer="layout" svg:width="3.7cm" svg:height="1.7cm" svg:x="1.5cm" svg:y="13.3cm">
          <text:p>Task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6" draw:id="id6" draw:layer="layout" svg:width="5.1cm" svg:height="3.8cm" svg:x="3.3cm" svg:y="6.6cm">
          <text:p text:style-name="P1">Task Pool</text:p>
          <draw:enhanced-geometry svg:viewBox="0 0 21600 21600" draw:glue-points="10800 0 3163 3163 0 10800 3163 18437 10800 21600 18437 18437 21600 10800 18437 3163" draw:text-areas="3163 3163 18437 18437" draw:type="ring" draw:modifiers="5580.426203630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xml:id="id2" draw:id="id2" draw:layer="layout" svg:width="3.6cm" svg:height="1.4cm" svg:x="6.6cm" svg:y="3.7cm">
          <text:p text:style-name="P1"><text:span text:style-name="T1">Github task spl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6cm" svg:height="1.4cm" svg:x="1.6cm" svg:y="2.9cm">
          <text:p text:style-name="P1"><text:span text:style-name="T1">Weixin task spli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7cm" svg:height="1.4cm" svg:x="1.4cm" svg:y="4.7cm">
          <text:p text:style-name="P1"><text:span text:style-name="T1">Email task spl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2cm" svg:height="0.9cm" svg:x="3.9cm" svg:y="1.4cm">
          <text:p text:style-name="P1"><text:span text:style-name="T2">Task: get 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1cm" svg:height="0.8cm" svg:x="7.7cm" svg:y="1.5cm">
          <text:p text:style-name="P1"><text:span text:style-name="T2">Task: get rep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2cm" svg:height="0.8cm" svg:x="11.4cm" svg:y="1.5cm">
          <text:p text:style-name="P1"><text:span text:style-name="T2">Task: get eve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5cm" svg:y1="2.3cm" svg:x2="8.4cm" svg:y2="3.7cm" draw:start-shape="id1" draw:start-glue-point="2" draw:end-shape="id2" draw:end-glue-point="0" svg:d="m5500 2300 2900 1400" svg:viewBox="0 0 2901 1401">
          <text:p/>
        </draw:connector>
        <draw:connector draw:style-name="gr6" draw:text-style-name="P1" draw:layer="layout" draw:type="line" svg:x1="9.25cm" svg:y1="2.3cm" svg:x2="8.4cm" svg:y2="3.7cm" draw:start-shape="id3" draw:start-glue-point="2" draw:end-shape="id2" draw:end-glue-point="0" svg:d="m9250 2300-850 1400" svg:viewBox="0 0 851 1401">
          <text:p/>
        </draw:connector>
        <draw:connector draw:style-name="gr6" draw:text-style-name="P1" draw:layer="layout" draw:type="line" svg:x1="13cm" svg:y1="2.3cm" svg:x2="8.4cm" svg:y2="3.7cm" draw:start-shape="id4" draw:start-glue-point="2" draw:end-shape="id2" draw:end-glue-point="0" svg:d="m13000 2300-4600 1400" svg:viewBox="0 0 4601 1401">
          <text:p/>
        </draw:connector>
        <draw:connector draw:style-name="gr6" draw:text-style-name="P1" draw:layer="layout" draw:type="line" svg:x1="5.2cm" svg:y1="3.6cm" svg:x2="5.85cm" svg:y2="6.6cm" draw:start-shape="id5" draw:start-glue-point="1" draw:end-shape="id6" svg:d="m5200 3600 650 3000" svg:viewBox="0 0 651 3001">
          <text:p/>
        </draw:connector>
        <draw:connector draw:style-name="gr6" draw:text-style-name="P1" draw:layer="layout" draw:type="line" svg:x1="8.4cm" svg:y1="5.1cm" svg:x2="7.654cm" svg:y2="7.156cm" draw:start-shape="id2" draw:start-glue-point="2" draw:end-shape="id6" draw:end-glue-point="11" svg:d="m8400 5100-746 2056" svg:viewBox="0 0 747 2057">
          <text:p/>
        </draw:connector>
        <draw:connector draw:style-name="gr6" draw:text-style-name="P1" draw:layer="layout" draw:type="line" svg:x1="3.25cm" svg:y1="6.1cm" svg:x2="4.046cm" svg:y2="7.156cm" draw:start-shape="id7" draw:end-shape="id6" draw:end-glue-point="5" svg:d="m3250 6100 796 1056" svg:viewBox="0 0 797 1057">
          <text:p/>
        </draw:connector>
        <draw:connector draw:style-name="gr7" draw:text-style-name="P4" draw:layer="layout" draw:type="line" svg:x1="3.35cm" svg:y1="13.3cm" svg:x2="4.046cm" svg:y2="9.844cm" draw:start-shape="id8" draw:start-glue-point="0" draw:end-shape="id6" draw:end-glue-point="7" svg:d="m3350 13300 696-3456" svg:viewBox="0 0 697 3457">
          <text:p text:style-name="P1"><text:span text:style-name="T3">1. getFreeTasks(N)</text:span></text:p>
        </draw:connector>
        <draw:connector draw:style-name="gr7" draw:text-style-name="P4" draw:layer="layout" draw:type="line" svg:x1="7.654cm" svg:y1="9.844cm" svg:x2="3.35cm" svg:y2="13.3cm" draw:start-shape="id6" draw:start-glue-point="9" draw:end-shape="id8" draw:end-glue-point="0" svg:d="m7654 9844-4304 3456" svg:viewBox="0 0 4305 3457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2. N * freeTask</text:span></text:p>
        </draw:connector>
        <draw:custom-shape draw:style-name="gr2" draw:text-style-name="P5" xml:id="id9" draw:id="id9" draw:layer="layout" svg:width="1.5cm" svg:height="1.9cm" svg:x="10.5cm" svg:y="8.6cm">
          <text:p text:style-name="P1"><text:span text:style-name="T4">Need accou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5.2cm" svg:y1="14.15cm" svg:x2="10.5cm" svg:y2="9.55cm" draw:start-shape="id8" draw:end-shape="id9" draw:end-glue-point="5" svg:d="m5200 14150 5300-4600" svg:viewBox="0 0 5301 4601">
          <text:p text:style-name="P1"><text:span text:style-name="T3">3. run NTasks</text:span></text:p>
        </draw:connector>
        <draw:custom-shape draw:style-name="gr2" draw:text-style-name="P1" xml:id="id10" draw:id="id10" draw:layer="layout" svg:width="4.7cm" svg:height="3.9cm" svg:x="10.9cm" svg:y="3.3cm">
          <text:p text:style-name="P1">Account Poo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7" draw:text-style-name="P6" draw:layer="layout" draw:type="line" svg:x1="11.25cm" svg:y1="8.6cm" svg:x2="11.588cm" svg:y2="6.629cm" draw:start-shape="id9" draw:start-glue-point="4" draw:end-shape="id10" draw:end-glue-point="7" svg:d="m11250 8600 338-1971" svg:viewBox="0 0 339 1972">
          <text:p text:style-name="P1"><text:span text:style-name="T5">Yes</text:span></text:p>
        </draw:connector>
        <draw:custom-shape draw:style-name="gr8" draw:text-style-name="P1" xml:id="id11" draw:id="id11" draw:layer="layout" svg:width="5cm" svg:height="4cm" svg:x="16.8cm" svg:y="5.3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912cm" svg:y1="6.629cm" svg:x2="16.8cm" svg:y2="7.3cm" draw:start-shape="id10" draw:start-glue-point="9" draw:end-shape="id11" svg:d="m14912 6629 1888 671" svg:viewBox="0 0 1889 672">
          <text:p text:style-name="P1"><text:span text:style-name="T3">Authenticated Users</text:span></text:p>
        </draw:connector>
        <draw:connector draw:style-name="gr7" draw:text-style-name="P6" draw:layer="layout" draw:type="line" svg:x1="12cm" svg:y1="9.55cm" svg:x2="16.8cm" svg:y2="7.3cm" draw:start-shape="id9" draw:start-glue-point="7" draw:end-shape="id11" svg:d="m12000 9550 4800-2250" svg:viewBox="0 0 4801 2251">
          <text:p text:style-name="P1"><text:span text:style-name="T5">No</text:span></text:p>
        </draw:connector>
        <draw:custom-shape draw:style-name="gr4" draw:text-style-name="P2" xml:id="id12" draw:id="id12" draw:layer="layout" svg:width="3.6cm" svg:height="1.4cm" svg:x="14.9cm" svg:y="1.2cm">
          <text:p text:style-name="P1"><text:span text:style-name="T1">Weixin accou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6cm" svg:height="1.4cm" svg:x="19.5cm" svg:y="1.3cm">
          <text:p text:style-name="P1"><text:span text:style-name="T1">Github accou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3.6cm" svg:height="1.4cm" svg:x="19.7cm" svg:y="3cm">
          <text:p text:style-name="P1"><text:span text:style-name="T1">Email accou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6.7cm" svg:y1="2.6cm" svg:x2="15.6cm" svg:y2="5.25cm" draw:start-shape="id12" draw:start-glue-point="2" draw:end-shape="id10" svg:d="m16700 2600-1100 2650" svg:viewBox="0 0 1101 2651">
          <text:p/>
        </draw:connector>
        <draw:connector draw:style-name="gr6" draw:text-style-name="P1" draw:layer="layout" draw:type="line" svg:x1="19.5cm" svg:y1="2cm" svg:x2="15.6cm" svg:y2="5.25cm" draw:start-shape="id13" draw:start-glue-point="3" draw:end-shape="id10" svg:d="m19500 2000-3900 3250" svg:viewBox="0 0 3901 3251">
          <text:p/>
        </draw:connector>
        <draw:connector draw:style-name="gr6" draw:text-style-name="P1" draw:layer="layout" draw:type="line" svg:x1="19.7cm" svg:y1="3.7cm" svg:x2="15.6cm" svg:y2="5.25cm" draw:start-shape="id14" draw:start-glue-point="3" draw:end-shape="id10" draw:end-glue-point="10" svg:d="m19700 3700-4100 1550" svg:viewBox="0 0 4101 1551">
          <text:p/>
        </draw:connector>
        <draw:custom-shape draw:style-name="gr4" draw:text-style-name="P2" xml:id="id15" draw:id="id15" draw:layer="layout" svg:width="3.6cm" svg:height="1.4cm" svg:x="25cm" svg:y="3.1cm">
          <text:p text:style-name="P1"><text:span text:style-name="T1">Weixin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6cm" svg:height="1.4cm" svg:x="25cm" svg:y="4.8cm">
          <text:p text:style-name="P1"><text:span text:style-name="T1">Github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3.6cm" svg:height="1.4cm" svg:x="25cm" svg:y="6.6cm">
          <text:p text:style-name="P1"><text:span text:style-name="T1">Email data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21.068cm" svg:y1="5.885cm" svg:x2="25cm" svg:y2="3.8cm" draw:start-shape="id11" draw:start-glue-point="11" draw:end-shape="id15" draw:end-glue-point="3" svg:d="m21068 5885 3932-2085" svg:viewBox="0 0 3933 2086">
          <text:p text:style-name="P1"><text:span text:style-name="T5">api</text:span></text:p>
        </draw:connector>
        <draw:connector draw:style-name="gr9" draw:text-style-name="P6" draw:layer="layout" draw:type="line" svg:x1="21.068cm" svg:y1="5.885cm" svg:x2="25cm" svg:y2="5.5cm" draw:start-shape="id11" draw:start-glue-point="11" draw:end-shape="id16" draw:end-glue-point="3" svg:d="m21068 5885 3932-385" svg:viewBox="0 0 3933 386">
          <text:p text:style-name="P1"><text:span text:style-name="T5">api</text:span></text:p>
        </draw:connector>
        <draw:connector draw:style-name="gr9" draw:text-style-name="P6" draw:layer="layout" draw:type="line" svg:x1="21.068cm" svg:y1="5.885cm" svg:x2="25cm" svg:y2="7.3cm" draw:start-shape="id11" draw:start-glue-point="11" draw:end-shape="id17" draw:end-glue-point="3" svg:d="m21068 5885 3932 1415" svg:viewBox="0 0 3933 1416">
          <text:p text:style-name="P1"><text:span text:style-name="T5">spider</text:span></text:p>
        </draw:connector>
        <draw:connector draw:style-name="gr7" draw:text-style-name="P4" draw:layer="layout" draw:type="line" svg:x1="17.532cm" svg:y1="8.715cm" svg:x2="5.2cm" svg:y2="14.15cm" draw:start-shape="id11" draw:start-glue-point="7" draw:end-shape="id8" draw:end-glue-point="1" svg:d="m17532 8715-12332 5435" svg:viewBox="0 0 12333 5436">
          <text:p text:style-name="P1"><text:span text:style-name="T3"><text:s text:c="11"/></text:span><text:span text:style-name="T3">4. get data</text:span></text:p>
        </draw:connector>
        <draw:custom-shape draw:style-name="gr2" draw:text-style-name="P1" xml:id="id19" draw:id="id19" draw:layer="layout" svg:width="4.7cm" svg:height="4cm" svg:x="23.4cm" svg:y="11.3cm">
          <text:p text:style-name="P1">Database</text:p>
          <draw:enhanced-geometry svg:viewBox="0 0 21600 21600" draw:glue-points="10800 0 3163 3163 0 10800 3163 18437 10800 21600 18437 18437 21600 10800 18437 3163" draw:text-areas="3163 3163 18437 18437" draw:type="ring" draw:modifiers="4952.836339926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5" xml:id="id18" draw:id="id18" draw:layer="layout" svg:width="1.5cm" svg:height="1.9cm" svg:x="15.1cm" svg:y="12.7cm">
          <text:p text:style-name="P1"><text:span text:style-name="T4">Access to d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5.2cm" svg:y1="14.15cm" svg:x2="15.1cm" svg:y2="13.65cm" draw:start-shape="id8" draw:end-shape="id18" draw:end-glue-point="5" svg:d="m5200 14150 9900-500" svg:viewBox="0 0 9901 501">
          <text:p text:style-name="P1"><text:span text:style-name="T3">5. push data</text:span></text:p>
        </draw:connector>
        <draw:connector draw:style-name="gr7" draw:text-style-name="P6" draw:layer="layout" draw:type="line" svg:x1="16.6cm" svg:y1="13.65cm" svg:x2="23.4cm" svg:y2="13.3cm" draw:start-shape="id18" draw:start-glue-point="7" draw:end-shape="id19" svg:d="m16600 13650 6800-350" svg:viewBox="0 0 6801 351">
          <text:p text:style-name="P1"><text:span text:style-name="T5">Yes</text:span></text:p>
        </draw:connector>
        <draw:custom-shape draw:style-name="gr2" draw:text-style-name="P1" xml:id="id20" draw:id="id20" draw:layer="layout" svg:width="2.7cm" svg:height="1.3cm" svg:x="16.4cm" svg:y="11cm">
          <text:p text:style-name="P1">Temp fil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5.85cm" svg:y1="12.7cm" svg:x2="16.4cm" svg:y2="11.65cm" draw:start-shape="id18" draw:end-shape="id20" draw:end-glue-point="3" svg:d="m15850 12700 550-1050" svg:viewBox="0 0 551 1051">
          <text:p text:style-name="P1"><text:span text:style-name="T5">No</text:span></text:p>
        </draw:connector>
        <draw:custom-shape draw:style-name="gr2" draw:text-style-name="P7" xml:id="id21" draw:id="id21" draw:layer="layout" svg:width="3.9cm" svg:height="2.7cm" svg:x="20.3cm" svg:y="8.8cm">
          <text:p text:style-name="P1"><text:span text:style-name="T6">Temp file Pool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7" draw:text-style-name="P4" draw:layer="layout" draw:type="line" svg:x1="19.1cm" svg:y1="11.65cm" svg:x2="20.3cm" svg:y2="10.15cm" draw:start-shape="id20" draw:start-glue-point="1" draw:end-shape="id21" draw:end-glue-point="6" svg:d="m19100 11650 1200-1500" svg:viewBox="0 0 1201 1501">
          <text:p text:style-name="P1"><text:span text:style-name="T3">6. push</text:span></text:p>
        </draw:connector>
        <draw:connector draw:style-name="gr6" draw:text-style-name="P1" draw:layer="layout" draw:type="line" svg:x1="24.2cm" svg:y1="10.15cm" svg:x2="25.75cm" svg:y2="11.3cm" draw:start-shape="id21" draw:start-glue-point="10" draw:end-shape="id19" draw:end-glue-point="4" svg:d="m24200 10150 1550 1150" svg:viewBox="0 0 1551 1151">
          <text:p/>
        </draw:connector>
      </draw:page>
      <draw:page draw:name="page2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方正宋体" style:font-family-generic-asian="system" style:font-pitch-asian="variable" style:font-size-asian="24pt" style:language-asian="zh" style:country-asian="CN" style:font-family-complex="方正宋体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方正宋体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方正宋体" style:font-family-generic-asian="system" style:font-pitch-asian="variable" style:font-size-asian="18pt" style:font-family-complex="'Albany AMT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30cm" fo:page-height="1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08:28:35</meta:creation-date>
    <dc:date>2015-01-28T10:08:17</dc:date>
    <meta:editing-duration>PT53M24S</meta:editing-duration>
    <meta:editing-cycles>7</meta:editing-cycles>
    <meta:generator>LibreOffice/4.0-26$Linux_X86_64 LibreOffice_project/400m0$Build-326</meta:generator>
    <meta:document-statistic meta:object-count="45"/>
  </office:meta>
</office:document-meta>
</file>